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1.3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style:vertical-align="top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style:vertical-align="middle"/>
      <style:text-properties style:font-name="Liberation Sans" fo:font-size="14pt" style:font-size-asian="14pt" style:font-size-complex="14pt"/>
    </style:style>
    <style:style style:name="ce3" style:family="table-cell" style:parent-style-name="Default" style:data-style-name="N40"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fo:color="#ce181e" style:font-name="Liberation Sans" fo:font-size="14pt" style:font-size-asian="14pt" style:font-size-complex="14pt"/>
    </style:style>
    <style:style style:name="ce5" style:family="table-cell" style:parent-style-name="Default" style:data-style-name="N43"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Всякая всячина 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Uh..,</text:p>
          </table:table-cell>
          <table:table-cell table:style-name="ce8" office:value-type="string" calcext:value-type="string">
            <text:p>Hello</text:p>
          </table:table-cell>
          <table:table-cell table:style-name="ce12" office:value-type="string" calcext:value-type="string">
            <text:p>World</text:p>
          </table:table-cell>
          <table:table-cell table:style-name="ce14" office:value-type="string" calcext:value-type="string">
            <text:p>!!!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15" calcext:value-type="float">
            <text:p>2.15</text:p>
          </table:table-cell>
          <table:table-cell table:formula="of:=[.C4]+[.B4]" office:value-type="float" office:value="3.15" calcext:value-type="float">
            <text:p>3.15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time" office:time-value="PT12H05M00S" calcext:value-type="time">
            <text:p>12:05</text:p>
          </table:table-cell>
          <table:table-cell table:style-name="ce3" office:value-type="time" office:time-value="PT16H50M00S" calcext:value-type="time">
            <text:p>16:50</text:p>
          </table:table-cell>
          <table:table-cell table:style-name="ce5" table:formula="of:=[.C5]-[.B5]" office:value-type="time" office:time-value="PT04H45M00S" calcext:value-type="time">
            <text:p>04:45:00 A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1" table:number-rows-spanned="2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spanned="2" table:number-rows-spanned="2"/>
          <table:covered-table-cell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"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/00/0000</text:date>, <text:time style:data-style-name="N2" text:time-value="19:50:46.888464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49:44.560758710</meta:creation-date>
    <dc:title>CustomShit</dc:title>
    <meta:editing-duration>PT9M23S</meta:editing-duration>
    <meta:editing-cycles>11</meta:editing-cycles>
    <meta:generator>LibreOffice/5.4.2.2$Linux_X86_64 LibreOffice_project/40m0$Build-2</meta:generator>
    <dc:date>2017-12-21T19:51:21.019146992</dc:date>
    <meta:document-statistic meta:table-count="2" meta:cell-count="10" meta:object-count="0"/>
    <meta:template xlink:type="simple" xlink:actuate="onRequest" xlink:title="CustomShit" xlink:href="../.config/libreoffice/4/user/template/CustomShit.ots" meta:date="2017-11-21T18:49:44.133949938"/>
  </office:meta>
</office:document-meta>
</file>